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2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88913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7ff78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9">do text</text:p><text:p text:style-name="P9">from document(at=header, format='odt')</text:p></office:annotation>Import depuis header.odt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4">Certificat</text:span><text:span text:style-name="T1"> d'affichage </text:span><text:span text:style-name="T2">DE LA </text:span><text:span text:style-name="T3">DÉCISION</text:span></text:p>
      <text:p text:style-name="P6"/>
      <text:p text:style-name="P6"/>
      <text:p text:style-name="P6"/>
      <text:p text:style-name="P6"><office:annotation><dc:creator>Gauthier Bastien</dc:creator><dc:date>2011-02-16T16:12:24</dc:date><text:p text:style-name="P10">do text if self.hasMultipleApplicants()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do text if self.hasSingleApplicant()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1"/>
      <text:p text:style-name="P2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</text:span><text:span text:style-name="T16">conformément au décret du 5 février 2015 relatif aux implantations commerciales</text:span><text:span text:style-name="T14">,</text:span><text:span text:style-name="T10"> sur </text:span><text:span text:style-name="T11">la demande </text:span><text:span text:style-name="T10">de permis </text:span><text:span text:style-name="T16">intégré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DisplayingTheDecision().getDisplayDate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 </text:span><text:span text:style-name="T17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2"/>
      <text:p text:style-name="P3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0">do text</text:p><text:p text:style-name="P10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10:00:43.887359949</dc:date>
    <meta:editing-duration>PT12M3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34" meta:character-count="979" meta:non-whitespace-character-count="877"/>
  </office:meta>
</office:document-meta>
</file>